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ce2"/>
        <table:table-column table:style-name="co1" table:default-cell-style-name="ce3"/>
        <table:table-row table:style-name="ro1">
          <table:table-cell table:style-name="ce1" office:value-type="string" calcext:value-type="string">
            <text:p>epoch</text:p>
          </table:table-cell>
          <table:table-cell table:style-name="ce1" office:value-type="string" calcext:value-type="string">
            <text:p>train_loss</text:p>
          </table:table-cell>
          <table:table-cell table:style-name="ce1" office:value-type="string" calcext:value-type="string">
            <text:p>valid_loss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_beta</text:p>
          </table:table-cell>
          <table:table-cell table:style-name="ce1" office:value-type="string" calcext:value-type="string">
            <text:p>error_rate</text:p>
          </table:table-cell>
          <table:table-cell table:style-name="ce1" office:value-type="string" calcext:value-type="string">
            <text:p>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54415" calcext:value-type="float">
            <text:p>0.554415</text:p>
          </table:table-cell>
          <table:table-cell office:value-type="float" office:value="0.47923" calcext:value-type="float">
            <text:p>0.47923</text:p>
          </table:table-cell>
          <table:table-cell table:number-columns-repeated="4" office:value-type="float" office:value="0.823529" calcext:value-type="float">
            <text:p>0.823529</text:p>
          </table:table-cell>
          <table:table-cell office:value-type="float" office:value="0.176471" calcext:value-type="float">
            <text:p>0.176471</text:p>
          </table:table-cell>
          <table:table-cell office:value-type="string" calcext:value-type="string">
            <text:p>02: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22945" calcext:value-type="float">
            <text:p>0.622945</text:p>
          </table:table-cell>
          <table:table-cell office:value-type="float" office:value="0.483118" calcext:value-type="float">
            <text:p>0.483118</text:p>
          </table:table-cell>
          <table:table-cell table:number-columns-repeated="4" office:value-type="float" office:value="0.821267" calcext:value-type="float">
            <text:p>0.821267</text:p>
          </table:table-cell>
          <table:table-cell office:value-type="float" office:value="0.178733" calcext:value-type="float">
            <text:p>0.178733</text:p>
          </table:table-cell>
          <table:table-cell office:value-type="string" calcext:value-type="string">
            <text:p>02: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26841" calcext:value-type="float">
            <text:p>0.726841</text:p>
          </table:table-cell>
          <table:table-cell office:value-type="float" office:value="0.603584" calcext:value-type="float">
            <text:p>0.603584</text:p>
          </table:table-cell>
          <table:table-cell table:number-columns-repeated="4" office:value-type="float" office:value="0.777149" calcext:value-type="float">
            <text:p>0.777149</text:p>
          </table:table-cell>
          <table:table-cell office:value-type="float" office:value="0.222851" calcext:value-type="float">
            <text:p>0.222851</text:p>
          </table:table-cell>
          <table:table-cell office:value-type="string" calcext:value-type="string">
            <text:p>02: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43672" calcext:value-type="float">
            <text:p>0.743672</text:p>
          </table:table-cell>
          <table:table-cell office:value-type="float" office:value="0.572237" calcext:value-type="float">
            <text:p>0.572237</text:p>
          </table:table-cell>
          <table:table-cell table:number-columns-repeated="4" office:value-type="float" office:value="0.795249" calcext:value-type="float">
            <text:p>0.795249</text:p>
          </table:table-cell>
          <table:table-cell office:value-type="float" office:value="0.204751" calcext:value-type="float">
            <text:p>0.204751</text:p>
          </table:table-cell>
          <table:table-cell office:value-type="string" calcext:value-type="string">
            <text:p>02: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21132" calcext:value-type="float">
            <text:p>0.721132</text:p>
          </table:table-cell>
          <table:table-cell office:value-type="float" office:value="0.555093" calcext:value-type="float">
            <text:p>0.555093</text:p>
          </table:table-cell>
          <table:table-cell table:number-columns-repeated="4" office:value-type="float" office:value="0.794118" calcext:value-type="float">
            <text:p>0.794118</text:p>
          </table:table-cell>
          <table:table-cell office:value-type="float" office:value="0.205882" calcext:value-type="float">
            <text:p>0.205882</text:p>
          </table:table-cell>
          <table:table-cell office:value-type="string" calcext:value-type="string">
            <text:p>02: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37075" calcext:value-type="float">
            <text:p>0.637075</text:p>
          </table:table-cell>
          <table:table-cell office:value-type="float" office:value="0.501141" calcext:value-type="float">
            <text:p>0.501141</text:p>
          </table:table-cell>
          <table:table-cell table:number-columns-repeated="2" office:value-type="float" office:value="0.813348" calcext:value-type="float">
            <text:p>0.813348</text:p>
          </table:table-cell>
          <table:table-cell table:number-columns-repeated="2" office:value-type="float" office:value="0.813349" calcext:value-type="float">
            <text:p>0.813349</text:p>
          </table:table-cell>
          <table:table-cell office:value-type="float" office:value="0.186652" calcext:value-type="float">
            <text:p>0.186652</text:p>
          </table:table-cell>
          <table:table-cell office:value-type="string" calcext:value-type="string">
            <text:p>02: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16222" calcext:value-type="float">
            <text:p>0.616222</text:p>
          </table:table-cell>
          <table:table-cell office:value-type="float" office:value="0.548975" calcext:value-type="float">
            <text:p>0.548975</text:p>
          </table:table-cell>
          <table:table-cell table:number-columns-repeated="4" office:value-type="float" office:value="0.785068" calcext:value-type="float">
            <text:p>0.785068</text:p>
          </table:table-cell>
          <table:table-cell office:value-type="float" office:value="0.214932" calcext:value-type="float">
            <text:p>0.214932</text:p>
          </table:table-cell>
          <table:table-cell office:value-type="string" calcext:value-type="string">
            <text:p>02: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6453" calcext:value-type="float">
            <text:p>0.66453</text:p>
          </table:table-cell>
          <table:table-cell office:value-type="float" office:value="0.508375" calcext:value-type="float">
            <text:p>0.508375</text:p>
          </table:table-cell>
          <table:table-cell table:number-columns-repeated="4" office:value-type="float" office:value="0.817873" calcext:value-type="float">
            <text:p>0.817873</text:p>
          </table:table-cell>
          <table:table-cell office:value-type="float" office:value="0.182127" calcext:value-type="float">
            <text:p>0.182127</text:p>
          </table:table-cell>
          <table:table-cell office:value-type="string" calcext:value-type="string">
            <text:p>02: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92922" calcext:value-type="float">
            <text:p>0.592922</text:p>
          </table:table-cell>
          <table:table-cell office:value-type="float" office:value="0.507243" calcext:value-type="float">
            <text:p>0.507243</text:p>
          </table:table-cell>
          <table:table-cell table:number-columns-repeated="4" office:value-type="float" office:value="0.817873" calcext:value-type="float">
            <text:p>0.817873</text:p>
          </table:table-cell>
          <table:table-cell office:value-type="float" office:value="0.182127" calcext:value-type="float">
            <text:p>0.182127</text:p>
          </table:table-cell>
          <table:table-cell office:value-type="string" calcext:value-type="string">
            <text:p>02: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60644" calcext:value-type="float">
            <text:p>0.560644</text:p>
          </table:table-cell>
          <table:table-cell office:value-type="float" office:value="0.485407" calcext:value-type="float">
            <text:p>0.485407</text:p>
          </table:table-cell>
          <table:table-cell table:number-columns-repeated="4" office:value-type="float" office:value="0.820136" calcext:value-type="float">
            <text:p>0.820136</text:p>
          </table:table-cell>
          <table:table-cell office:value-type="float" office:value="0.179864" calcext:value-type="float">
            <text:p>0.179864</text:p>
          </table:table-cell>
          <table:table-cell office:value-type="string" calcext:value-type="string">
            <text:p>02:0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8766" calcext:value-type="float">
            <text:p>0.48766</text:p>
          </table:table-cell>
          <table:table-cell office:value-type="float" office:value="0.473208" calcext:value-type="float">
            <text:p>0.473208</text:p>
          </table:table-cell>
          <table:table-cell table:number-columns-repeated="4" office:value-type="float" office:value="0.826923" calcext:value-type="float">
            <text:p>0.826923</text:p>
          </table:table-cell>
          <table:table-cell office:value-type="float" office:value="0.173077" calcext:value-type="float">
            <text:p>0.173077</text:p>
          </table:table-cell>
          <table:table-cell office:value-type="string" calcext:value-type="string">
            <text:p>02: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49492" calcext:value-type="float">
            <text:p>0.449492</text:p>
          </table:table-cell>
          <table:table-cell office:value-type="float" office:value="0.489692" calcext:value-type="float">
            <text:p>0.489692</text:p>
          </table:table-cell>
          <table:table-cell table:number-columns-repeated="4" office:value-type="float" office:value="0.809955" calcext:value-type="float">
            <text:p>0.809955</text:p>
          </table:table-cell>
          <table:table-cell office:value-type="float" office:value="0.190045" calcext:value-type="float">
            <text:p>0.190045</text:p>
          </table:table-cell>
          <table:table-cell office:value-type="string" calcext:value-type="string">
            <text:p>02:0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3489" calcext:value-type="float">
            <text:p>0.43489</text:p>
          </table:table-cell>
          <table:table-cell office:value-type="float" office:value="0.456988" calcext:value-type="float">
            <text:p>0.456988</text:p>
          </table:table-cell>
          <table:table-cell table:number-columns-repeated="4" office:value-type="float" office:value="0.830317" calcext:value-type="float">
            <text:p>0.830317</text:p>
          </table:table-cell>
          <table:table-cell office:value-type="float" office:value="0.169683" calcext:value-type="float">
            <text:p>0.169683</text:p>
          </table:table-cell>
          <table:table-cell office:value-type="string" calcext:value-type="string">
            <text:p>02:0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94074" calcext:value-type="float">
            <text:p>0.394074</text:p>
          </table:table-cell>
          <table:table-cell office:value-type="float" office:value="0.460174" calcext:value-type="float">
            <text:p>0.460174</text:p>
          </table:table-cell>
          <table:table-cell table:number-columns-repeated="4" office:value-type="float" office:value="0.819005" calcext:value-type="float">
            <text:p>0.819005</text:p>
          </table:table-cell>
          <table:table-cell office:value-type="float" office:value="0.180995" calcext:value-type="float">
            <text:p>0.180995</text:p>
          </table:table-cell>
          <table:table-cell office:value-type="string" calcext:value-type="string">
            <text:p>02:0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35055" calcext:value-type="float">
            <text:p>0.435055</text:p>
          </table:table-cell>
          <table:table-cell office:value-type="float" office:value="0.441587" calcext:value-type="float">
            <text:p>0.441587</text:p>
          </table:table-cell>
          <table:table-cell table:number-columns-repeated="4" office:value-type="float" office:value="0.835973" calcext:value-type="float">
            <text:p>0.835973</text:p>
          </table:table-cell>
          <table:table-cell office:value-type="float" office:value="0.164027" calcext:value-type="float">
            <text:p>0.164027</text:p>
          </table:table-cell>
          <table:table-cell office:value-type="string" calcext:value-type="string">
            <text:p>02:0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396213" calcext:value-type="float">
            <text:p>0.396213</text:p>
          </table:table-cell>
          <table:table-cell office:value-type="float" office:value="0.437908" calcext:value-type="float">
            <text:p>0.437908</text:p>
          </table:table-cell>
          <table:table-cell office:value-type="float" office:value="0.843891" calcext:value-type="float">
            <text:p>0.843891</text:p>
          </table:table-cell>
          <table:table-cell office:value-type="float" office:value="0.843892" calcext:value-type="float">
            <text:p>0.843892</text:p>
          </table:table-cell>
          <table:table-cell table:number-columns-repeated="2" office:value-type="float" office:value="0.843891" calcext:value-type="float">
            <text:p>0.843891</text:p>
          </table:table-cell>
          <table:table-cell office:value-type="float" office:value="0.156109" calcext:value-type="float">
            <text:p>0.156109</text:p>
          </table:table-cell>
          <table:table-cell office:value-type="string" calcext:value-type="string">
            <text:p>02: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4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4T07:10:25.825164376</meta:creation-date>
    <dc:date>2019-04-04T07:14:51.849018414</dc:date>
    <meta:editing-duration>PT4M26S</meta:editing-duration>
    <meta:editing-cycles>1</meta:editing-cycles>
    <meta:document-statistic meta:table-count="1" meta:cell-count="153" meta:object-count="0"/>
    <meta:generator>LibreOffice/6.0.7.3$Linux_X86_64 LibreOffice_project/00m0$Build-3</meta:generator>
  </office:meta>
</office:document-meta>
</file>